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Impl.isRemoval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mpl.setContentLoader( IContentLoader content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mpl.getResourc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dule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mpl.setRemovalPending( boolean removalPe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mpl.getContent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mpl.getResourc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duleImpl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mpl.setWires( IWire [ ] wi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uleImpl.getDepend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mpl.addDependent( IModule mod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uleImpl.removeDependent( IModule modu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odul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mpl.ModuleImpl( Logger logger , String id , IModuleDefinition 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Impl.getClas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duleImpl.getWi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